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617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2_08-21-54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2_11-15-11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8 E-139-34-49.82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2_12-59-42_000.jpg</text:p>
          </table:table-cell>
          <table:table-cell table:style-name="ce16" office:value-type="string">
            <text:p>:m 東和 PHOTO / 200110f / 巣鴨駅 / 豊島区巣鴨２丁目計画 / １名 / ホクシン設備（合田工務店） / 日誌</text:p>
          </table:table-cell>
          <table:table-cell table:style-name="ce28"/>
          <table:table-cell table:style-name="ce3"/>
          <table:table-cell table:style-name="ce3" office:value-type="string">
            <text:p>N-35-35-28.46 E-139-34-49.71</text:p>
          </table:table-cell>
          <table:table-cell table:style-name="ce29" table:formula="of:=IF([.E4]=&quot;&quot;;[.C4];CONCATENATE([.C4];&quot; / &quot;;[.E4]))" office:value-type="string" office:string-value=":m 東和 PHOTO / 200110f / 巣鴨駅 / 豊島区巣鴨２丁目計画 / １名 / ホクシン設備（合田工務店） / 日誌">
            <text:p>:m 東和 PHOTO / 200110f / 巣鴨駅 / 豊島区巣鴨２丁目計画 / １名 / ホクシン設備（合田工務店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2_16-55-15_000.jpg</text:p>
          </table:table-cell>
          <table:table-cell table:style-name="ce16" office:value-type="string">
            <text:p>:bookmemo / 読んだ本 / 『受容と排除の軌跡』 / 著者=山本七平</text:p>
          </table:table-cell>
          <table:table-cell table:style-name="ce20"/>
          <table:table-cell table:style-name="ce3"/>
          <table:table-cell table:style-name="ce3" office:value-type="string">
            <text:p>N-35-35-28.37 E-139-34-49.93</text:p>
          </table:table-cell>
          <table:table-cell table:style-name="ce29" table:formula="of:=IF([.E5]=&quot;&quot;;[.C5];CONCATENATE([.C5];&quot; / &quot;;[.E5]))" office:value-type="string" office:string-value=":bookmemo / 読んだ本 / 『受容と排除の軌跡』 / 著者=山本七平">
            <text:p>:bookmemo / 読んだ本 / 『受容と排除の軌跡』 / 著者=山本七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20-01-12_18-59-08_000.jpg</text:p>
          </table:table-cell>
          <table:table-cell table:style-name="ce16" office:value-type="string">
            <text:p>:m music / log / gt / || s.1:f-101,patt,patt-2.n,score+,R=1 || s.2:p-1,r,score~,t.80|| s.3:et-6,r,patt-28(1),t.75,score~ || s.4:f-100,patt,patt-2.n,b.o.=m-4,t.65,score+,R=2</text:p>
          </table:table-cell>
          <table:table-cell table:style-name="ce20"/>
          <table:table-cell table:style-name="ce3"/>
          <table:table-cell table:style-name="ce3" office:value-type="string">
            <text:p>N-35-35-28.67 E-139-34-49.43</text:p>
          </table:table-cell>
          <table:table-cell table:style-name="ce29" table:formula="of:=IF([.E6]=&quot;&quot;;[.C6];CONCATENATE([.C6];&quot; / &quot;;[.E6]))" office:value-type="string" office:string-value=":m music / log / gt / || s.1:f-101,patt,patt-2.n,score+,R=1 || s.2:p-1,r,score~,t.80|| s.3:et-6,r,patt-28(1),t.75,score~ || s.4:f-100,patt,patt-2.n,b.o.=m-4,t.65,score+,R=2">
            <text:p>:m music / log / gt / || s.1:f-101,patt,patt-2.n,score+,R=1 || s.2:p-1,r,score~,t.80|| s.3:et-6,r,patt-28(1),t.75,score~ || s.4:f-100,patt,patt-2.n,b.o.=m-4,t.65,score+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2_20-58-51_000.jpg</text:p>
          </table:table-cell>
          <table:table-cell table:style-name="ce16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31 E-139-34-49.76</text:p>
          </table:table-cell>
          <table:table-cell table:style-name="ce2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3_00-51-30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48 E-139-34-49.98</text:p>
          </table:table-cell>
          <table:table-cell table:style-name="ce29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3_06-14-46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83 E-139-34-49.82</text:p>
          </table:table-cell>
          <table:table-cell table:style-name="ce29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3_07-50-39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37 E-139-34-49.93</text:p>
          </table:table-cell>
          <table:table-cell table:style-name="ce29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29_16-02-22.m4a</text:p>
          </table:table-cell>
          <table:table-cell table:style-name="ce6" office:value-type="string">
            <text:p>:VOICE-MEMO / @自室 / 記録 / guitar,gt / g-2018-0729-1 / rev-4,R.5,R=1</text:p>
          </table:table-cell>
          <table:table-cell table:style-name="ce16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記録 / guitar,gt / g-2018-0729-1 / rev-4,R.5,R=1">
            <text:p>:VOICE-MEMO / @自室 / 記録 / guitar,gt / g-2018-0729-1 / rev-4,R.5,R=1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29_16-12-42.m4a</text:p>
          </table:table-cell>
          <table:table-cell table:style-name="ce6" office:value-type="string">
            <text:p>:VOICE-MEMO / @自室 / 記録 / guitar,gt / g-2018-0729-2 / tapping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guitar,gt / g-2018-0729-2 / tapping,R=2">
            <text:p>:VOICE-MEMO / @自室 / 記録 / guitar,gt / g-2018-0729-2 / tapping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29_16-18-07.m4a</text:p>
          </table:table-cell>
          <table:table-cell table:style-name="ce6" office:value-type="string">
            <text:p>:VOICE-MEMO / @自室 / 記録 / guitar,gt / g-2018-0729-3 / free,bossa-like,R=3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2018-0729-3 / free,bossa-like,R=3">
            <text:p>:VOICE-MEMO / @自室 / 記録 / guitar,gt / g-2018-0729-3 / free,bossa-like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8-01_15-10-04.m4a</text:p>
          </table:table-cell>
          <table:table-cell table:style-name="ce6" office:value-type="string">
            <text:p>:VOICE-MEMO / @自室 / 記録 / guitar,gt / g-2018-0801-(1)-1 / tapping,R.2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801-(1)-1 / tapping,R.2,R=1">
            <text:p>:VOICE-MEMO / @自室 / 記録 / guitar,gt / g-2018-0801-(1)-1 / tapping,R.2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8-01_15-33-14.m4a</text:p>
          </table:table-cell>
          <table:table-cell table:style-name="ce6" office:value-type="string">
            <text:p>:VOICE-MEMO / @自室 / 記録 / guitar,gt / g-2018-0801-(1)-2 / solo,melody-for-sec-4,R=2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801-(1)-2 / solo,melody-for-sec-4,R=2">
            <text:p>:VOICE-MEMO / @自室 / 記録 / guitar,gt / g-2018-0801-(1)-2 / solo,melody-for-sec-4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8-01_18-23-56.m4a</text:p>
          </table:table-cell>
          <table:table-cell table:style-name="ce6" office:value-type="string">
            <text:p>:VOICE-MEMO / @自室 / 記録 / guitar,gt / g-2018-0801-(2)-1 / rev-日曜,16:21,sec-1,R=1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801-(2)-1 / rev-日曜,16:21,sec-1,R=1">
            <text:p>:VOICE-MEMO / @自室 / 記録 / guitar,gt / g-2018-0801-(2)-1 / rev-日曜,16:21,sec-1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8-01_18-29-11.m4a</text:p>
          </table:table-cell>
          <table:table-cell table:style-name="ce6" office:value-type="string">
            <text:p>:VOICE-MEMO / @自室 / 記録 / guitar,gt / g-2018-0801-(2)-2 / free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801-(2)-2 / free,R=2">
            <text:p>:VOICE-MEMO / @自室 / 記録 / guitar,gt / g-2018-0801-(2)-2 / free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8-01_18-41-52.m4a</text:p>
          </table:table-cell>
          <table:table-cell table:style-name="ce6" office:value-type="string">
            <text:p>:VOICE-MEMO / @自室 / 記録 / guitar,gt / g-2018-0801-(2)-3 / free,bossa,R=3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801-(2)-3 / free,bossa,R=3">
            <text:p>:VOICE-MEMO / @自室 / 記録 / guitar,gt / g-2018-0801-(2)-3 / free,bossa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8-05_17-24-32.m4a</text:p>
          </table:table-cell>
          <table:table-cell table:style-name="ce6" office:value-type="string">
            <text:p>:VOICE-MEMO / @自室 / 記録 / guitar,gt / g-2018-0801-1 / rev,7-29,R.3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801-1 / rev,7-29,R.3,R=1">
            <text:p>:VOICE-MEMO / @自室 / 記録 / guitar,gt / g-2018-0801-1 / rev,7-29,R.3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8-05_17-53-16.m4a</text:p>
          </table:table-cell>
          <table:table-cell table:style-name="ce6" office:value-type="string">
            <text:p>:VOICE-MEMO / @自室 / 記録 / guitar,gt / g-2018-0801-2 / free,hammering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801-2 / free,hammering,R=2">
            <text:p>:VOICE-MEMO / @自室 / 記録 / guitar,gt / g-2018-0801-2 / free,hammering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2_18-50-02_000.mov</text:p>
          </table:table-cell>
          <table:table-cell table:style-name="ce6" office:value-type="string">
            <text:p>:VIDEO / @自宅 / メモ / guitar,gt / 演奏、play / g-2020-0112-1 / f-101,patt,patt-2.n,score+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IDEO / @自宅 / メモ / guitar,gt / 演奏、play / g-2020-0112-1 / f-101,patt,patt-2.n,score+,R=1">
            <text:p>:VIDEO / @自宅 / メモ / guitar,gt / 演奏、play / g-2020-0112-1 / f-101,patt,patt-2.n,score+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2_18-14-11_000.mov</text:p>
          </table:table-cell>
          <table:table-cell table:style-name="ce6" office:value-type="string">
            <text:p>:VIDEO / @自宅 / メモ / guitar,gt / 演奏、play / g-2020-0112-2 / f-100,patt,patt-2.n,b.o.=m-4,t.65,score+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IDEO / @自宅 / メモ / guitar,gt / 演奏、play / g-2020-0112-2 / f-100,patt,patt-2.n,b.o.=m-4,t.65,score+,R=2">
            <text:p>:VIDEO / @自宅 / メモ / guitar,gt / 演奏、play / g-2020-0112-2 / f-100,patt,patt-2.n,b.o.=m-4,t.65,score+,R=2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6">
            <text:p>3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1">
            <text:p>2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1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18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4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2020/01/13</text:date>, <text:time>08:52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3T08:52:14.28</dc:date>
    <dc:creator>iwabuchi ken</dc:creator>
    <meta:editing-duration>P16DT3H5M14S</meta:editing-duration>
    <meta:editing-cycles>6413</meta:editing-cycles>
    <meta:document-statistic meta:table-count="1" meta:cell-count="756" meta:object-count="0"/>
  </office:meta>
</office:document-meta>
</file>